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FreeMono" svg:font-family="FreeMono" style:font-family-generic="modern" style:font-pitch="fixed"/>
    <style:font-face style:name="DejaVu Serif" svg:font-family="'DejaVu Serif'" style:font-family-generic="roman" style:font-pitch="variable"/>
    <style:font-face style:name="DejaVu Serif Condensed" svg:font-family="'DejaVu Serif Condensed'" style:font-family-generic="roman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style:font-name="DejaVu Sans Condensed" officeooo:rsid="00059057" officeooo:paragraph-rsid="00059057"/>
    </style:style>
    <style:style style:name="P2" style:family="paragraph" style:parent-style-name="Text_20_body">
      <style:text-properties officeooo:rsid="0003fcd9" officeooo:paragraph-rsid="0003fcd9"/>
    </style:style>
    <style:style style:name="P3" style:family="paragraph" style:parent-style-name="Text_20_body">
      <style:text-properties style:font-name="FreeMono" officeooo:rsid="00057d26" officeooo:paragraph-rsid="00057d26"/>
    </style:style>
    <style:style style:name="P4" style:family="paragraph" style:parent-style-name="Heading_20_1">
      <style:text-properties style:font-name="DejaVu Sans Condensed"/>
    </style:style>
    <style:style style:name="P5" style:family="paragraph" style:parent-style-name="Heading_20_2">
      <style:text-properties officeooo:rsid="0003fcd9" officeooo:paragraph-rsid="0003fcd9"/>
    </style:style>
    <style:style style:name="P6" style:family="paragraph" style:parent-style-name="Heading_20_2">
      <style:text-properties style:font-name="DejaVu Sans Condensed" officeooo:rsid="0003fcd9" officeooo:paragraph-rsid="0003fcd9"/>
    </style:style>
    <style:style style:name="T1" style:family="text">
      <style:text-properties style:font-name="DejaVu Sans Condensed"/>
    </style:style>
    <style:style style:name="T2" style:family="text">
      <style:text-properties style:font-name="DejaVu Sans Condensed" officeooo:rsid="0003fcd9"/>
    </style:style>
    <style:style style:name="T3" style:family="text">
      <style:text-properties officeooo:rsid="0005905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2.2 Relatório</text:h>
      <text:h text:style-name="P6" text:outline-level="2">2.2.1 Compilação</text:h>
      <text:p text:style-name="P2"><text:span text:style-name="T2">N</text:span><text:span text:style-name="T1">esta seção deve ser apresentado como o programa é compilado: quais arquivos estão envolvidos na compilação, qual a linha de comando para compilar o programa.</text:span></text:p>
      <text:h text:style-name="P5" text:outline-level="2"><text:span text:style-name="T1">2.2.2 Estruturas</text:span></text:h>
      <text:p text:style-name="P2"><text:span text:style-name="T2">O</text:span><text:span text:style-name="T1">s códigos referentes às estruturas deverão ser apresentados nesta seção. Abaixo do código de cada estrutura deve conter a explicação de cada campo da estrutura. Após apresentar todas as estruturas, deve ser expicada a relação entre elas.</text:span></text:p>
      <text:h text:style-name="P5" text:outline-level="2"><text:span text:style-name="T1">2.2.3 Funções (Rotinas)</text:span></text:h>
      <text:p text:style-name="P2"><text:span text:style-name="T1">O código de cada função implementada deve ser apresentado e abaixo dele deve ser feito a explicação do funcionamento da função, quais as funções chamadas por ela e por quais funções ela é chamada.</text:span></text:p>
      <text:p text:style-name="P3">----</text:p>
      <text:p text:style-name="P3">//<text:span text:style-name="T3">Função de troca</text:span></text:p>
      <text:p text:style-name="P3">void troca(char *x, char *y){</text:p>
      <text:p text:style-name="P3"><text:s text:c="2"/>char temp;</text:p>
      <text:p text:style-name="P3"><text:s text:c="2"/>temp = *x;</text:p>
      <text:p text:style-name="P3"><text:s text:c="2"/>*x = *y;</text:p>
      <text:p text:style-name="P3"><text:s text:c="2"/>*y = temp;</text:p>
      <text:p text:style-name="P3">}</text:p>
      <text:p text:style-name="P1">A função</text:p>
      <text:p text:style-name="P3">----</text:p>
      <text:p text:style-name="P3">void permuta(Caixa *caixa, Bola *init){</text:p>
      <text:p text:style-name="P3"><text:s text:c="2"/>if(init==caixa-&gt;ultima){</text:p>
      <text:p text:style-name="P3"><text:s text:c="4"/>if(caixa-&gt;prox!=NULL)</text:p>
      <text:p text:style-name="P3"><text:s text:c="6"/>permuta(caixa-&gt;prox,caixa-&gt;prox-&gt;primeira);</text:p>
      <text:p text:style-name="P3"><text:s text:c="4"/>else{</text:p>
      <text:p text:style-name="P3"><text:s text:c="6"/>imprimeCxant(caixa);</text:p>
      <text:p text:style-name="P3"><text:s text:c="6"/>printf("\n");</text:p>
      <text:p text:style-name="P3"><text:s text:c="4"/>}</text:p>
      <text:p text:style-name="P3"><text:s text:c="2"/>}</text:p>
      <text:p text:style-name="P3"><text:s text:c="2"/>else{</text:p>
      <text:p text:style-name="P3"><text:soft-page-break/><text:s text:c="4"/>Bola *aux=init;</text:p>
      <text:p text:style-name="P3"><text:s text:c="4"/>while(aux!=NULL){</text:p>
      <text:p text:style-name="P3"><text:s text:c="6"/>troca(&amp;(init-&gt;letra), &amp;(aux-&gt;letra));</text:p>
      <text:p text:style-name="P3"><text:s text:c="6"/>permuta(caixa,init-&gt;prox);</text:p>
      <text:p text:style-name="P3"><text:s text:c="6"/>troca(&amp;(init-&gt;letra), &amp;(aux-&gt;letra));</text:p>
      <text:p text:style-name="P3"><text:s text:c="6"/>aux=aux-&gt;prox;</text:p>
      <text:p text:style-name="P3"><text:s text:c="4"/>}</text:p>
      <text:p text:style-name="P3"><text:s text:c="2"/>}</text:p>
      <text:p text:style-name="P3">}</text:p>
      <text:p text:style-name="P3"/>
      <text:p text:style-name="P3">----</text:p>
      <text:p text:style-name="P3">int fatorial(int n){</text:p>
      <text:p text:style-name="P3"><text:s text:c="2"/>if(n==0 || n==1) return 1;</text:p>
      <text:p text:style-name="P3"><text:s text:c="2"/>else return n*fatorial(n-1);</text:p>
      <text:p text:style-name="P3">}</text:p>
      <text:h text:style-name="P5" text:outline-level="2"><text:span text:style-name="T1">2.2.4 Testes</text:span></text:h>
      <text:p text:style-name="P2"><text:span text:style-name="T1">Nesta função deve ser descrito quais os pontos analisados nos testes realizados para verificar o funcionamento do program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FreeMono" svg:font-family="FreeMono" style:font-family-generic="modern" style:font-pitch="fixed"/>
    <style:font-face style:name="DejaVu Serif" svg:font-family="'DejaVu Serif'" style:font-family-generic="roman" style:font-pitch="variable"/>
    <style:font-face style:name="DejaVu Serif Condensed" svg:font-family="'DejaVu Serif Condensed'" style:font-family-generic="roman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9T16:55:34.157788183</meta:creation-date>
    <dc:date>2017-07-09T17:48:16.471519360</dc:date>
    <meta:editing-duration>PT21M52S</meta:editing-duration>
    <meta:editing-cycles>3</meta:editing-cycles>
    <meta:generator>LibreOffice/4.3.3.2$Linux_x86 LibreOffice_project/430m0$Build-2</meta:generator>
    <meta:document-statistic meta:table-count="0" meta:image-count="0" meta:object-count="0" meta:page-count="2" meta:paragraph-count="43" meta:word-count="188" meta:character-count="1382" meta:non-whitespace-character-count="1151"/>
  </office:meta>
</office:document-meta>
</file>